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3"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4"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9"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10"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27"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9"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30"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31"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32"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33"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35"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36"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37"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8"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40"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1" style:family="paragraph" style:parent-style-name="Standard" style:list-style-name="WWNum10">
      <style:paragraph-properties fo:margin-left="1in" fo:margin-right="0in" fo:margin-top="0in" fo:margin-bottom="0in" loext:contextual-spacing="false" fo:line-height="100%" fo:text-indent="-0.25in" style:auto-text-indent="false"/>
    </style:style>
    <style:style style:name="P42" style:family="paragraph" style:parent-style-name="Standard" style:list-style-name="WWNum3">
      <style:paragraph-properties fo:margin-left="1in" fo:margin-right="0in" fo:margin-top="0in" fo:margin-bottom="0.1665in" loext:contextual-spacing="false" fo:line-height="100%" fo:text-indent="-0.25in" style:auto-text-indent="false"/>
    </style:style>
    <style:style style:name="P43"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44" style:family="paragraph" style:parent-style-name="Standard" style:list-style-name="WWNum2">
      <style:paragraph-properties fo:margin-left="1in" fo:margin-right="0in" fo:margin-top="0in" fo:margin-bottom="0.1665in" loext:contextual-spacing="false" fo:line-height="100%" fo:text-indent="-0.25in" style:auto-text-indent="false"/>
    </style:style>
    <style:style style:name="P45" style:family="paragraph" style:parent-style-name="Standard" style:list-style-name="WWNum7">
      <style:paragraph-properties fo:margin-left="1in" fo:margin-right="0in" fo:margin-top="0in" fo:margin-bottom="0.1665in" loext:contextual-spacing="false" fo:line-height="100%" fo:text-indent="-0.25in" style:auto-text-indent="false"/>
    </style:style>
    <style:style style:name="P46"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47" style:family="paragraph" style:parent-style-name="Standard" style:list-style-name="WWNum8">
      <style:paragraph-properties fo:margin-left="1in" fo:margin-right="0in" fo:margin-top="0in" fo:margin-bottom="0.1665in" loext:contextual-spacing="false" fo:line-height="100%" fo:text-indent="-0.25in" style:auto-text-indent="false"/>
    </style:style>
    <style:style style:name="P48" style:family="paragraph" style:parent-style-name="Standard" style:list-style-name="WWNum10">
      <style:paragraph-properties fo:margin-left="1in" fo:margin-right="0in" fo:margin-top="0in" fo:margin-bottom="0.1665in" loext:contextual-spacing="false" fo:line-height="100%" fo:text-indent="-0.25in" style:auto-text-indent="false"/>
    </style:style>
    <style:style style:name="P49" style:family="paragraph" style:parent-style-name="Heading_20_1" style:master-page-name="Standard">
      <style:paragraph-properties fo:margin-top="0.3335in" fo:margin-bottom="0.0835in" loext:contextual-spacing="false" fo:line-height="100%" fo:keep-together="auto" style:page-number="1" fo:keep-with-next="auto"/>
    </style:style>
    <style:style style:name="P50" style:family="paragraph" style:parent-style-name="Heading_20_3">
      <style:paragraph-properties fo:margin-top="0.1945in" fo:margin-bottom="0.0555in" loext:contextual-spacing="false" fo:line-height="100%" fo:keep-together="auto" fo:keep-with-next="auto"/>
    </style:style>
    <style:style style:name="P51" style:family="paragraph" style:parent-style-name="Heading_20_2">
      <style:paragraph-properties fo:margin-top="0.25in" fo:margin-bottom="0.0555in" loext:contextual-spacing="false" fo:line-height="100%" fo:keep-together="auto" fo:keep-with-next="auto"/>
    </style:style>
    <style:style style:name="T1" style:family="text">
      <style:text-properties fo:font-size="23pt" fo:font-weight="bold" style:font-size-asian="23pt" style:font-weight-asian="bold" style:font-size-complex="23pt"/>
    </style:style>
    <style:style style:name="T2" style:family="text">
      <style:text-properties fo:font-size="17pt" fo:font-weight="bold" style:font-size-asian="17pt" style:font-weight-asian="bold" style:font-size-complex="17pt"/>
    </style:style>
    <style:style style:name="T3" style:family="text">
      <style:text-properties fo:font-weight="bold" style:font-weight-asian="bold"/>
    </style:style>
    <style:style style:name="T4" style:family="text">
      <style:text-properties fo:color="#000000" fo:font-size="13pt" fo:font-weight="bold" style:font-size-asian="13pt" style:font-weight-asian="bold" style:font-size-complex="13pt"/>
    </style:style>
    <style:style style:name="T5" style:family="text">
      <style:text-properties fo:color="#188038" style:font-name="Roboto Mono" style:font-name-asian="Roboto Mono1" style:font-name-complex="Roboto Mono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_xrcnuqatc06b"/><text:span text:style-name="T1">Numbering System Converter</text:span></text:p>
      <text:p text:style-name="P51"><text:bookmark text:name="_hnppukcmurw3"/><text:span text:style-name="T2">Overview</text:span></text:p>
      <text:p text:style-name="P1">The Numbering System Converter is a C++ application designed to convert numbers between various numbering systems: Decimal, Binary, Hexadecimal, and Octal. The user can select the source numbering system and the target numbering system, input a number, and receive the converted result. The program supports repeated conversions until the user decides to exit.</text:p>
      <text:p text:style-name="P51"><text:bookmark text:name="_r2x3cqg6u58o"/><text:span text:style-name="T2">Table of Contents</text:span></text:p>
      <text:list xml:id="list2236470804" text:style-name="WWNum6">
        <text:list-item>
          <text:p text:style-name="P2">Introduction</text:p>
        </text:list-item>
        <text:list-item>
          <text:p text:style-name="P17">Architecture</text:p>
        </text:list-item>
        <text:list-item>
          <text:p text:style-name="P17">Components</text:p>
        </text:list-item>
        <text:list-item>
          <text:p text:style-name="P17">Data Structures</text:p>
        </text:list-item>
        <text:list-item>
          <text:p text:style-name="P17">Algorithms</text:p>
        </text:list-item>
        <text:list-item>
          <text:p text:style-name="P17">Input and Output</text:p>
        </text:list-item>
        <text:list-item>
          <text:p text:style-name="P17">Error Handling</text:p>
        </text:list-item>
        <text:list-item>
          <text:p text:style-name="P28">Future Enhancements</text:p>
        </text:list-item>
      </text:list>
      <text:p text:style-name="P51"><text:bookmark text:name="_9jthxkfny7t4"/><text:span text:style-name="T2">Introduction</text:span></text:p>
      <text:p text:style-name="P1">The Numbering System Converter allows users to convert numbers from one numbering system to another. The supported numbering systems are:</text:p>
      <text:list xml:id="list2997940821" text:style-name="WWNum12">
        <text:list-item>
          <text:p text:style-name="P3">Decimal</text:p>
        </text:list-item>
        <text:list-item>
          <text:p text:style-name="P18">Binary</text:p>
        </text:list-item>
        <text:list-item>
          <text:p text:style-name="P18">Hexadecimal</text:p>
        </text:list-item>
        <text:list-item>
          <text:p text:style-name="P29">Octal</text:p>
        </text:list-item>
      </text:list>
      <text:p text:style-name="P1">Users can interactively select the source and target systems, enter the number, and receive the converted result. The program continues to prompt for additional conversions until the user opts to exit.</text:p>
      <text:p text:style-name="P51"><text:bookmark text:name="_xw1z47kb2z6f"/><text:span text:style-name="T2">Architecture</text:span></text:p>
      <text:p text:style-name="P1"><text:soft-page-break/>The application follows a procedural programming approach with a modular design. The main components of the system include:</text:p>
      <text:list xml:id="list204625868" text:style-name="WWNum11">
        <text:list-item>
          <text:p text:style-name="P4"><text:span text:style-name="T3">User Interface Functions</text:span>: Functions that handle user input and display menus.</text:p>
        </text:list-item>
        <text:list-item>
          <text:p text:style-name="P19"><text:span text:style-name="T3">Conversion Functions</text:span>: Functions that perform the actual number conversions.</text:p>
        </text:list-item>
        <text:list-item>
          <text:p text:style-name="P19"><text:span text:style-name="T3">Helper Functions</text:span>: Utility functions used by conversion functions.</text:p>
        </text:list-item>
        <text:list-item>
          <text:p text:style-name="P30"><text:span text:style-name="T3">Main Control Loop</text:span>: The main loop that controls the flow of the program.</text:p>
        </text:list-item>
      </text:list>
      <text:p text:style-name="P51"><text:bookmark text:name="_hod8x1exo5y8"/><text:span text:style-name="T2">Components</text:span></text:p>
      <text:p text:style-name="P50"><text:bookmark text:name="_eb8ofi3ej667"/><text:span text:style-name="T4">User Interface Functions</text:span></text:p>
      <text:list xml:id="list3254808310" text:style-name="WWNum3">
        <text:list-item>
          <text:p text:style-name="P5"><text:span text:style-name="T5">ShowConversionList()</text:span></text:p>
          <text:list>
            <text:list-item>
              <text:p text:style-name="P36">Displays the list of available numbering systems.</text:p>
            </text:list-item>
          </text:list>
        </text:list-item>
        <text:list-item>
          <text:p text:style-name="P20"><text:span text:style-name="T5">ReadChoise()</text:span></text:p>
          <text:list>
            <text:list-item>
              <text:p text:style-name="P36">Reads and validates the user's choice of numbering system.</text:p>
            </text:list-item>
          </text:list>
        </text:list-item>
        <text:list-item>
          <text:p text:style-name="P20"><text:span text:style-name="T5">TypeOfConversion(string message)</text:span></text:p>
          <text:list>
            <text:list-item>
              <text:p text:style-name="P36">Prompts the user to select a source or target numbering system.</text:p>
            </text:list-item>
          </text:list>
        </text:list-item>
        <text:list-item>
          <text:p text:style-name="P20"><text:span text:style-name="T5">ReadValidNumber(string type)</text:span></text:p>
          <text:list>
            <text:list-item>
              <text:p text:style-name="P36">Reads and validates a numerical input from the user.</text:p>
            </text:list-item>
          </text:list>
        </text:list-item>
        <text:list-item>
          <text:p text:style-name="P20"><text:span text:style-name="T5">ReadString(string type)</text:span></text:p>
          <text:list>
            <text:list-item>
              <text:p text:style-name="P36">Reads a string input from the user.</text:p>
            </text:list-item>
          </text:list>
        </text:list-item>
        <text:list-item>
          <text:p text:style-name="P20"><text:span text:style-name="T5">GetNumberThatWillConverted(stConversionInfo&amp; ConversionInfo)</text:span></text:p>
          <text:list>
            <text:list-item>
              <text:p text:style-name="P42">Retrieves the number to be converted based on the chosen source system.</text:p>
            </text:list-item>
          </text:list>
        </text:list-item>
      </text:list>
      <text:p text:style-name="P50"><text:bookmark text:name="_ec50tkugtsxp"/><text:span text:style-name="T4">Conversion Functions</text:span></text:p>
      <text:list xml:id="list1761341513" text:style-name="WWNum9">
        <text:list-item>
          <text:p text:style-name="P6"><text:span text:style-name="T5">DecimalToBinary(int number)</text:span></text:p>
        </text:list-item>
        <text:list-item>
          <text:p text:style-name="P21"><text:soft-page-break/><text:span text:style-name="T5">DecimalToHexadecimal(int number)</text:span></text:p>
        </text:list-item>
        <text:list-item>
          <text:p text:style-name="P21"><text:span text:style-name="T5">DecimalToOctal(int number)</text:span></text:p>
        </text:list-item>
        <text:list-item>
          <text:p text:style-name="P21"><text:span text:style-name="T5">BinaryToDecimal(int number)</text:span></text:p>
        </text:list-item>
        <text:list-item>
          <text:p text:style-name="P21"><text:span text:style-name="T5">BinaryToHexadecimal(int number)</text:span></text:p>
        </text:list-item>
        <text:list-item>
          <text:p text:style-name="P21"><text:span text:style-name="T5">BinaryToOctal(int number)</text:span></text:p>
        </text:list-item>
        <text:list-item>
          <text:p text:style-name="P21"><text:span text:style-name="T5">HexadecimalToDecimal(string hexadecimal)</text:span></text:p>
        </text:list-item>
        <text:list-item>
          <text:p text:style-name="P21"><text:span text:style-name="T5">HexadecimalToBinary(string hexadecimal)</text:span></text:p>
        </text:list-item>
        <text:list-item>
          <text:p text:style-name="P21"><text:span text:style-name="T5">HexadecimalToOctal(string hexadecimal)</text:span></text:p>
        </text:list-item>
        <text:list-item>
          <text:p text:style-name="P21"><text:span text:style-name="T5">OctalToDecimal(int number)</text:span></text:p>
        </text:list-item>
        <text:list-item>
          <text:p text:style-name="P21"><text:span text:style-name="T5">OctalToBinary(int number)</text:span></text:p>
        </text:list-item>
        <text:list-item>
          <text:p text:style-name="P31"><text:span text:style-name="T5">OctalToHexadecimal(int number)</text:span></text:p>
        </text:list-item>
      </text:list>
      <text:p text:style-name="P50"><text:bookmark text:name="_xsfqrpj5qgke"/><text:span text:style-name="T4">Helper Functions</text:span></text:p>
      <text:list xml:id="list3231731410" text:style-name="WWNum1">
        <text:list-item>
          <text:p text:style-name="P7"><text:span text:style-name="T5">StoreNumberInArray(int number)</text:span></text:p>
          <text:list>
            <text:list-item>
              <text:p text:style-name="P37">Converts an integer to a vector of its digits.</text:p>
            </text:list-item>
          </text:list>
        </text:list-item>
        <text:list-item>
          <text:p text:style-name="P22"><text:span text:style-name="T5">reStoreNumberInArray(vector&lt;int&gt;&amp; array)</text:span></text:p>
          <text:list>
            <text:list-item>
              <text:p text:style-name="P37">Converts a vector of digits back to an integer.</text:p>
            </text:list-item>
          </text:list>
        </text:list-item>
        <text:list-item>
          <text:p text:style-name="P22"><text:span text:style-name="T5">StoreStringInArray(string str)</text:span></text:p>
          <text:list>
            <text:list-item>
              <text:p text:style-name="P37">Converts a string to a vector of its characters.</text:p>
            </text:list-item>
          </text:list>
        </text:list-item>
        <text:list-item>
          <text:p text:style-name="P22"><text:span text:style-name="T5">Pow(int base, int exponent)</text:span></text:p>
          <text:list>
            <text:list-item>
              <text:p text:style-name="P37">Computes the power of a base number.</text:p>
            </text:list-item>
          </text:list>
        </text:list-item>
        <text:list-item>
          <text:p text:style-name="P22"><text:span text:style-name="T5">PrintIntegerArray(vector&lt;int&gt;&amp; result)</text:span></text:p>
          <text:list>
            <text:list-item>
              <text:p text:style-name="P37"><text:soft-page-break/>Prints a vector of integers.</text:p>
            </text:list-item>
          </text:list>
        </text:list-item>
        <text:list-item>
          <text:p text:style-name="P22"><text:span text:style-name="T5">PrintStringArray(vector&lt;string&gt;&amp; result)</text:span></text:p>
          <text:list>
            <text:list-item>
              <text:p text:style-name="P37">Prints a vector of strings.</text:p>
            </text:list-item>
          </text:list>
        </text:list-item>
        <text:list-item>
          <text:p text:style-name="P22"><text:span text:style-name="T5">AutoPrintArray(stConversionInfo ConversionInfo)</text:span></text:p>
          <text:list>
            <text:list-item>
              <text:p text:style-name="P43">Automatically prints the conversion result based on its type.</text:p>
            </text:list-item>
          </text:list>
        </text:list-item>
      </text:list>
      <text:p text:style-name="P50"><text:bookmark text:name="_qcp98gecm66s"/><text:span text:style-name="T4">Main Control Loop</text:span></text:p>
      <text:list xml:id="list4278532954" text:style-name="WWNum2">
        <text:list-item>
          <text:p text:style-name="P8"><text:span text:style-name="T5">NumberingSystemConverter()</text:span></text:p>
          <text:list>
            <text:list-item>
              <text:p text:style-name="P38">Main loop for handling multiple conversions. It repeatedly asks the user for input and performs conversions until the user decides to stop.</text:p>
            </text:list-item>
          </text:list>
        </text:list-item>
        <text:list-item>
          <text:p text:style-name="P23"><text:span text:style-name="T5">main()</text:span></text:p>
          <text:list>
            <text:list-item>
              <text:p text:style-name="P44">Entry point of the application. Calls the <text:span text:style-name="T5">NumberingSystemConverter()</text:span> to start the program.</text:p>
            </text:list-item>
          </text:list>
        </text:list-item>
      </text:list>
      <text:p text:style-name="P51"><text:bookmark text:name="_1g6e2qsk5ine"/><text:span text:style-name="T2">Data Structures</text:span></text:p>
      <text:p text:style-name="P50"><text:bookmark text:name="_pfpar1f1ziel"/><text:span text:style-name="T4">Enumerations</text:span></text:p>
      <text:list xml:id="list2917490880" text:style-name="WWNum7">
        <text:list-item>
          <text:p text:style-name="P9"><text:span text:style-name="T5">enNumberingSystems</text:span></text:p>
          <text:list>
            <text:list-item>
              <text:p text:style-name="P45">An enumeration for the numbering systems: Decimal, Binary, Hexadecimal, and Octal.</text:p>
            </text:list-item>
          </text:list>
        </text:list-item>
      </text:list>
      <text:p text:style-name="P50"><text:bookmark text:name="_smzpav4h8nnq"/><text:span text:style-name="T4">Structures</text:span></text:p>
      <text:list xml:id="list2494112990" text:style-name="WWNum15">
        <text:list-item>
          <text:p text:style-name="P10"><text:span text:style-name="T5">stNumberThatWillConverted</text:span></text:p>
          <text:list>
            <text:list-item>
              <text:p text:style-name="P39">Holds numbers in different numbering systems.</text:p>
            </text:list-item>
            <text:list-item>
              <text:p text:style-name="P39">Fields: <text:span text:style-name="T5">int Decimal</text:span>, <text:span text:style-name="T5">int Binary</text:span>, <text:span text:style-name="T5">int Octal</text:span>, <text:span text:style-name="T5">string Hexadecimal</text:span>.</text:p>
            </text:list-item>
          </text:list>
        </text:list-item>
        <text:list-item>
          <text:p text:style-name="P24"><text:span text:style-name="T5">stResult</text:span></text:p>
          <text:list>
            <text:list-item>
              <text:p text:style-name="P39">Holds the conversion results.</text:p>
            </text:list-item>
            <text:list-item>
              <text:p text:style-name="P39">Fields: <text:span text:style-name="T5">vector&lt;int&gt; nResult</text:span>, <text:span text:style-name="T5">vector&lt;string&gt; sResult</text:span>.</text:p>
            </text:list-item>
          </text:list>
        </text:list-item>
        <text:list-item>
          <text:p text:style-name="P24"><text:soft-page-break/><text:span text:style-name="T5">stConversionInfo</text:span></text:p>
          <text:list>
            <text:list-item>
              <text:p text:style-name="P39">Holds the conversion details, including source and target systems, the number to be converted, and the result.</text:p>
            </text:list-item>
            <text:list-item>
              <text:p text:style-name="P46">Fields: <text:span text:style-name="T5">enNumberingSystems ConvertFrom</text:span>, <text:span text:style-name="T5">enNumberingSystems ConvertTo</text:span>, <text:span text:style-name="T5">stNumberThatWillConverted NumberThatWillConvert</text:span>, <text:span text:style-name="T5">stResult Result</text:span>.</text:p>
            </text:list-item>
          </text:list>
        </text:list-item>
      </text:list>
      <text:p text:style-name="P51"><text:bookmark text:name="_wqem48833qpy"/><text:span text:style-name="T2">Algorithms</text:span></text:p>
      <text:p text:style-name="P50"><text:bookmark text:name="_fxwynybzvuou"/><text:span text:style-name="T4">Conversion Algorithms</text:span></text:p>
      <text:p text:style-name="P1">The conversion algorithms follow standard methods for converting between numbering systems:</text:p>
      <text:list xml:id="list3575990722" text:style-name="WWNum14">
        <text:list-item>
          <text:p text:style-name="P11"><text:span text:style-name="T3">Decimal to Binary</text:span>: Repeatedly divide the decimal number by 2 and record the remainders.</text:p>
        </text:list-item>
        <text:list-item>
          <text:p text:style-name="P25"><text:span text:style-name="T3">Decimal to Hexadecimal</text:span>: Repeatedly divide the decimal number by 16 and map the remainders to hexadecimal digits.</text:p>
        </text:list-item>
        <text:list-item>
          <text:p text:style-name="P25"><text:span text:style-name="T3">Decimal to Octal</text:span>: Repeatedly divide the decimal number by 8 and record the remainders.</text:p>
        </text:list-item>
        <text:list-item>
          <text:p text:style-name="P25"><text:span text:style-name="T3">Binary to Decimal</text:span>: Multiply each bit by 2 raised to the power of its position and sum the results.</text:p>
        </text:list-item>
        <text:list-item>
          <text:p text:style-name="P25"><text:span text:style-name="T3">Binary to Hexadecimal/Octal</text:span>: Convert binary to decimal first, then to hexadecimal/octal.</text:p>
        </text:list-item>
        <text:list-item>
          <text:p text:style-name="P25"><text:span text:style-name="T3">Hexadecimal to Decimal</text:span>: Convert each hexadecimal digit to its decimal value and sum them up, considering their position.</text:p>
        </text:list-item>
        <text:list-item>
          <text:p text:style-name="P25"><text:span text:style-name="T3">Hexadecimal to Binary/Octal</text:span>: Convert hexadecimal to decimal first, then to binary/octal.</text:p>
        </text:list-item>
        <text:list-item>
          <text:p text:style-name="P25"><text:span text:style-name="T3">Octal to Decimal</text:span>: Multiply each digit by 8 raised to the power of its position and sum the results.</text:p>
        </text:list-item>
        <text:list-item>
          <text:p text:style-name="P32"><text:span text:style-name="T3">Octal to Binary/Hexadecimal</text:span>: Convert octal to decimal first, then to binary/hexadecimal.</text:p>
        </text:list-item>
      </text:list>
      <text:p text:style-name="P50"><text:bookmark text:name="_qbmc3yvi8ddv"/><text:span text:style-name="T4">Helper Algorithms</text:span></text:p>
      <text:list xml:id="list2431280900" text:style-name="WWNum13">
        <text:list-item>
          <text:p text:style-name="P12"><text:span text:style-name="T3">Power Function</text:span>: Calculates the power of a base number using iterative multiplication.</text:p>
        </text:list-item>
        <text:list-item>
          <text:p text:style-name="P33"><text:span text:style-name="T3">Array Storage and Restoration</text:span>: Converts numbers to and from vector arrays for easier manipulation.</text:p>
        </text:list-item>
      </text:list>
      <text:p text:style-name="P51"><text:bookmark text:name="_qa4az9heg6ft"/><text:span text:style-name="T2">Input and Output</text:span></text:p>
      <text:p text:style-name="P50"><text:bookmark text:name="_1gb6zb77ubls"/><text:span text:style-name="T4">Input</text:span></text:p>
      <text:list xml:id="list1687713177" text:style-name="WWNum8">
        <text:list-item>
          <text:p text:style-name="P13">The program reads user input for:</text:p>
          <text:list>
            <text:list-item>
              <text:p text:style-name="P40"><text:soft-page-break/>Selection of source and target numbering systems.</text:p>
            </text:list-item>
            <text:list-item>
              <text:p text:style-name="P40">The number to be converted.</text:p>
            </text:list-item>
            <text:list-item>
              <text:p text:style-name="P47">Confirmation for performing additional conversions.</text:p>
            </text:list-item>
          </text:list>
        </text:list-item>
      </text:list>
      <text:p text:style-name="P50"><text:bookmark text:name="_a9mqajsf5uk6"/><text:span text:style-name="T4">Output</text:span></text:p>
      <text:list xml:id="list2068313749" text:style-name="WWNum10">
        <text:list-item>
          <text:p text:style-name="P14">The program outputs:</text:p>
          <text:list>
            <text:list-item>
              <text:p text:style-name="P41">The converted number in the target numbering system.</text:p>
            </text:list-item>
            <text:list-item>
              <text:p text:style-name="P48">Error messages for invalid input.</text:p>
            </text:list-item>
          </text:list>
        </text:list-item>
      </text:list>
      <text:p text:style-name="P51"><text:bookmark text:name="_1tuhitddolr5"/><text:span text:style-name="T2">Error Handling</text:span></text:p>
      <text:list xml:id="list1280851527" text:style-name="WWNum4">
        <text:list-item>
          <text:p text:style-name="P15">Input validation ensures that the user selects valid numbering systems and enters valid numbers.</text:p>
        </text:list-item>
        <text:list-item>
          <text:p text:style-name="P26"><text:span text:style-name="T5">cin.fail()</text:span> is used to detect invalid input and prompt the user to re-enter the value.</text:p>
        </text:list-item>
        <text:list-item>
          <text:p text:style-name="P34">Conversion functions handle special cases like zero and negative numbers.</text:p>
        </text:list-item>
      </text:list>
      <text:p text:style-name="P51"><text:bookmark text:name="_zfzl6lt8880j"/><text:span text:style-name="T2">Future Enhancements</text:span></text:p>
      <text:list xml:id="list2103757406" text:style-name="WWNum5">
        <text:list-item>
          <text:p text:style-name="P16"><text:span text:style-name="T3">Support for More Numbering Systems</text:span>: Adding support for additional numbering systems like Base-5, Base-7, etc.</text:p>
        </text:list-item>
        <text:list-item>
          <text:p text:style-name="P27"><text:span text:style-name="T3">Graphical User Interface (GUI)</text:span>: Implementing a GUI for better user experience.</text:p>
        </text:list-item>
        <text:list-item>
          <text:p text:style-name="P27"><text:span text:style-name="T3">Performance Optimization</text:span>: Optimizing conversion algorithms for large numbers.</text:p>
        </text:list-item>
        <text:list-item>
          <text:p text:style-name="P35"><text:span text:style-name="T3">Extended Error Handling</text:span>: Providing more detailed error messages and handling edge cases more gracefull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ar"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9"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120" meta:word-count="868" meta:character-count="5988" meta:non-whitespace-character-count="5334"/>
    <meta:generator>LibreOfficeDev/6.0.5.2$Linux_X86_64 LibreOffice_project/</meta:generator>
  </office:meta>
</office:document-meta>
</file>